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Client.sendSimpleMessage( String sender , String recipient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TPClient.setSender( Relay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login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sendSimpleMessage( String sender , String [ ] recipients , String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MTPClient.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TPClient.sendMessag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TPClien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sendShortMessageData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TPClient.listHel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TPClient.completePending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addRecipient( Relay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verify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TPClient.send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listHelp( String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TPClient.setSender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lient.addRecipient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